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00" draw:textarea-horizontal-align="justify" draw:textarea-vertical-align="middle" draw:auto-grow-height="false" fo:min-height="3.836cm" fo:min-width="3.585cm"/>
    </style:style>
    <style:style style:name="gr2" style:family="graphic" style:parent-style-name="standard">
      <style:graphic-properties draw:fill-color="#ff3300" draw:textarea-horizontal-align="justify" draw:textarea-vertical-align="middle" draw:auto-grow-height="false" fo:min-height="4.778cm" fo:min-width="4.528cm"/>
    </style:style>
    <style:style style:name="gr3" style:family="graphic" style:parent-style-name="standard">
      <style:graphic-properties draw:fill-color="#009933" draw:textarea-horizontal-align="justify" draw:textarea-vertical-align="middle" draw:auto-grow-height="false" fo:min-height="3.835cm" fo:min-width="3.585cm"/>
    </style:style>
    <style:style style:name="gr4" style:family="graphic" style:parent-style-name="standard">
      <style:graphic-properties draw:fill-color="#cc3300" draw:textarea-horizontal-align="justify" draw:textarea-vertical-align="middle" draw:auto-grow-height="false" fo:min-height="4.42cm" fo:min-width="4.17cm"/>
    </style:style>
    <style:style style:name="gr5" style:family="graphic" style:parent-style-name="standard">
      <style:graphic-properties draw:fill-color="#9999ff" draw:textarea-horizontal-align="justify" draw:textarea-vertical-align="middle" draw:auto-grow-height="false" fo:min-height="4.779cm" fo:min-width="4.528cm"/>
    </style:style>
    <style:style style:name="gr6" style:family="graphic" style:parent-style-name="standard">
      <style:graphic-properties draw:fill-color="#9900ff" draw:textarea-horizontal-align="justify" draw:textarea-vertical-align="middle" draw:auto-grow-height="false" fo:min-height="5.656cm" fo:min-width="5.406cm"/>
    </style:style>
    <style:style style:name="gr7" style:family="graphic" style:parent-style-name="standard">
      <style:graphic-properties draw:fill-color="#00ffff" draw:textarea-horizontal-align="justify" draw:textarea-vertical-align="middle" draw:auto-grow-height="false" fo:min-height="0.576cm" fo:min-width="3.366cm"/>
    </style:style>
    <style:style style:name="P1" style:family="paragraph"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ff3300"/>
      <style:paragraph-properties fo:text-align="center"/>
    </style:style>
    <style:style style:name="P4" style:family="paragraph">
      <loext:graphic-properties draw:fill-color="#009933"/>
      <style:paragraph-properties fo:text-align="center"/>
    </style:style>
    <style:style style:name="P5" style:family="paragraph">
      <loext:graphic-properties draw:fill-color="#cc3300"/>
      <style:paragraph-properties fo:text-align="center"/>
    </style:style>
    <style:style style:name="P6" style:family="paragraph">
      <loext:graphic-properties draw:fill-color="#9999ff"/>
      <style:paragraph-properties fo:text-align="center"/>
    </style:style>
    <style:style style:name="P7" style:family="paragraph">
      <loext:graphic-properties draw:fill-color="#9900ff"/>
      <style:paragraph-properties fo:text-align="center"/>
    </style:style>
    <style:style style:name="P8" style:family="paragraph">
      <loext:graphic-properties draw:fill-color="#00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75cm" svg:height="5.776cm" draw:transform="rotate (-1.5707963267949) translate (9.355cm 2.479cm)">
          <text:p text:style-name="P1">PHP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7.11cm" svg:height="7.11cm" draw:transform="rotate (-1.5707963267949) translate (7.715cm 1.777cm)">
          <text:p text:style-name="P1">MySQ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775cm" svg:height="5.775cm" draw:transform="rotate (1.5707963267949) translate (14.2cm 8.187cm)">
          <text:p text:style-name="P1">Apache</text:p>
          <text:p text:style-name="P1">HttpComponents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604cm" svg:height="6.604cm" draw:transform="rotate (1.5707963267949) translate (15.946cm 8.589cm)">
          <text:p text:style-name="P1">Apache Commons</text:p>
          <text:p text:style-name="P1">Genetic Algorithms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7.11cm" svg:height="7.111cm" draw:transform="rotate (1.5707963267949) translate (18.239cm 8.889cm)">
          <text:p text:style-name="P1">Encog Machine</text:p>
          <text:p text:style-name="P1">Learning Framework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8.35cm" svg:height="8.352cm" draw:transform="rotate (1.5707963267949) translate (20.439cm 9.529cm)">
          <text:p text:style-name="P1">Android Live Wallpaper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4.826cm" svg:height="1.651cm" svg:x="9.39cm" svg:y="4.444cm">
          <text:p text:style-name="P1">HTTP / JSON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17:11:21.823503843</meta:creation-date>
    <dc:date>2018-03-14T17:55:47.913408271</dc:date>
    <meta:editing-duration>PT42M19S</meta:editing-duration>
    <meta:editing-cycles>8</meta:editing-cycles>
    <meta:generator>LibreOffice/5.1.6.2$MacOSX_X86_64 LibreOffice_project/07ac168c60a517dba0f0d7bc7540f5afa45f0909</meta:generator>
    <meta:document-statistic meta:object-count="7"/>
  </office:meta>
</office:document-meta>
</file>